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 – </text:span><text:span text:style-name="T19">27.04.1972 – </text:span><text:span text:style-name="T20">8400 Basel - </text:span><text:span text:style-name="T19"><text:s/>Schweiz - ledig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91915437-0dbd-467b-a2be-855da31714f1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April 2021</text:span>
    <text:span text:style-name="T5"> -</text:span>
    <text:span text:style-name="T4"> </text:span>
    <text:span text:style-name="T6">April 2022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103c9ad6-ea4a-4a17-ab58-7d6e6b8f0dbb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April 2020</text:span>
    <text:span text:style-name="T5"> -</text:span>
    <text:span text:style-name="T4"> </text:span>
    <text:span text:style-name="T6">April 2021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8194847-1549-40e8-899a-82218c33305b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6bbf9184-a28e-4dc4-9862-533ebbe7c81c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4c41e513-4043-4456-8cba-023a94bc6450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April 2017</text:span>
    <text:span text:style-name="T4"> - </text:span>
    <text:span text:style-name="T8">April 2018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1ec66af-3bbb-43aa-9799-014eaace7894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c4746155-fb74-4a60-b739-83dcc1dc0ad3">
              <text:p text:style-name="P6"><text:span text:style-name="T17">EDV: </text:span>Word, Excel, Photoshop, Linux, Outlook</text:p>
            </text:section>
            <text:section text:style-name="Sect2" text:name="a6e1d6e2-0caa-4af9-b186-0e06d64d82cc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sabella Merlin, Hauptstrasse 4, 84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Ausbildungsberaterin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Isabella Merl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